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7.489cm" fo:margin-left="0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3" style:family="table">
      <style:table-properties style:width="17.171cm" fo:margin-left="0cm" table:align="left" style:may-break-between-rows="true" style:writing-mode="lr-tb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5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efed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fedc" officeooo:paragraph-rsid="000efedc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9402f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efedc" fo:background-color="transparent" style:font-name-asian="Liberation Serif" style:font-name-complex="Liberation Serif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3337" officeooo:paragraph-rsid="000f3337" fo:background-color="transparent" style:font-name-asian="Liberation Serif" style:font-name-complex="Liberation Serif"/>
    </style:style>
    <style:style style:name="P54" style:family="paragraph" style:parent-style-name="Standard">
      <style:paragraph-properties fo:line-height="200%" fo:orphans="2" fo:widows="2"/>
      <style:text-properties fo:font-variant="normal" fo:text-transform="none" style:text-line-through-style="none" style:text-line-through-type="none" fo:letter-spacing="normal" style:text-underline-style="none" style:text-blinking="false" fo:background-color="#eeeeee" loext:padding-left="0cm" loext:padding-right="0cm" loext:padding-top="0.049cm" loext:padding-bottom="0cm" loext:border-left="none" loext:border-right="none" loext:border-top="0.51pt solid #e0e0e0" loext:border-bottom="none"/>
    </style:style>
    <style:style style:name="P55" style:family="paragraph" style:parent-style-name="Standard">
      <style:paragraph-properties fo:orphans="2" fo:widows="2"/>
    </style:style>
    <style:style style:name="P56" style:family="paragraph" style:parent-style-name="Standard">
      <style:paragraph-properties fo:line-height="100%" fo:text-align="start" style:justify-single-word="false"/>
    </style:style>
    <style:style style:name="P57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8" style:family="paragraph" style:parent-style-name="Standard">
      <style:paragraph-properties fo:margin-left="0.212cm" fo:margin-right="0.212cm" fo:margin-top="0.212cm" fo:margin-bottom="0.212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444444" fo:letter-spacing="normal" loext:padding="0cm" loext:border="non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0660ac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09402f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0cd5e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-asian="Liberation Serif" style:font-name-complex="Liberation Serif"/>
    </style:style>
    <style:style style:name="T12" style:family="text">
      <style:text-properties officeooo:rsid="00044b05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style:font-name="Calibri1" fo:font-size="11pt" officeooo:rsid="00044b05" style:font-name-asian="Calibri1" style:font-name-complex="Calibri1"/>
    </style:style>
    <style:style style:name="T15" style:family="text">
      <style:text-properties style:font-name="Calibri1" fo:font-size="11pt" officeooo:rsid="000574d9" style:font-name-asian="Calibri1" style:font-name-complex="Calibri1"/>
    </style:style>
    <style:style style:name="T16" style:family="text">
      <style:text-properties style:font-name="Calibri1" fo:font-size="11pt" officeooo:rsid="000660ac" style:font-name-asian="Calibri1" style:font-name-complex="Calibri1"/>
    </style:style>
    <style:style style:name="T17" style:family="text">
      <style:text-properties style:font-name="Calibri1" fo:font-size="11pt" officeooo:rsid="0007fca3" style:font-name-asian="Calibri1" style:font-name-complex="Calibri1"/>
    </style:style>
    <style:style style:name="T18" style:family="text">
      <style:text-properties style:font-name="Calibri1" fo:font-size="11pt" officeooo:rsid="0009402f" style:font-name-asian="Calibri1" style:font-name-complex="Calibri1"/>
    </style:style>
    <style:style style:name="T19" style:family="text">
      <style:text-properties style:font-name="Calibri1" fo:font-size="11pt" officeooo:rsid="000b098e" style:font-name-asian="Calibri1" style:font-name-complex="Calibri1"/>
    </style:style>
    <style:style style:name="T20" style:family="text">
      <style:text-properties officeooo:rsid="000574d9"/>
    </style:style>
    <style:style style:name="T21" style:family="text">
      <style:text-properties officeooo:rsid="000660ac"/>
    </style:style>
    <style:style style:name="T22" style:family="text">
      <style:text-properties officeooo:rsid="0007fca3"/>
    </style:style>
    <style:style style:name="T23" style:family="text">
      <style:text-properties officeooo:rsid="0009402f"/>
    </style:style>
    <style:style style:name="T24" style:family="text">
      <style:text-properties officeooo:rsid="000b098e"/>
    </style:style>
    <style:style style:name="T25" style:family="text">
      <style:text-properties officeooo:rsid="000cd5e3"/>
    </style:style>
    <style:style style:name="T26" style:family="text">
      <style:text-properties fo:font-variant="normal" fo:text-transform="none" style:use-window-font-color="true" style:font-name="Roboto" fo:font-size="9.75pt" fo:letter-spacing="normal" fo:font-style="normal" fo:font-weight="normal" fo:background-color="#f5f5f5" loext:char-shading-value="0" style:font-name-asian="Liberation Serif" style:font-name-complex="Liberation Serif" loext:padding="0cm" loext:border="none"/>
    </style:style>
    <style:style style:name="T27" style:family="text">
      <style:text-properties fo:font-variant="normal" fo:text-transform="none" fo:color="#444444" fo:letter-spacing="normal" loext:padding="0cm" loext:border="none"/>
    </style:style>
    <style:style style:name="T28" style:family="text">
      <style:text-properties officeooo:rsid="000f3337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Coisas a Fazer :</text:p>
      <text:p text:style-name="P1"><text:span text:style-name="T26">1. O atributo hora deveria estar na entidade compra e não no relacionamento;<text:line-break/>2. O atributo codproduto da entidade venda não faz sentido;<text:line-break/>3. O atributo hora deveria estar na entidade salario e não no relacionamento;<text:line-break/>4. O relacionamento entre salario e depesa deveria ter cardinalidade 1 para 1;<text:line-break/>5. O texto fala em realizar controle de estoque, mas não há informações de estoque dos produtos no DER;</text:span></text:p>
      <text:p text:style-name="P1"><text:span text:style-name="T26"/></text:p>
      <text:p text:style-name="P7">Diagrama - <text:s/>Editar a primary key de compra para CodCompra, <text:span text:style-name="T25">tirar codigo para cliente e matricula</text:span></text:p>
      <text:p text:style-name="P51"><text:s/>funcionario</text:p>
      <text:p text:style-name="P23">JUNTAR ENDEREÇOFUNCIONARIO COM FUNCIONARIO – <text:span text:style-name="T28">Modelo logico</text:span></text:p>
      <text:p text:style-name="P6">Adicionar ao dicionário as restrições de hierarquia</text:p>
      <text:p text:style-name="P53">rever domínio e tipo (varchar)</text:p>
      <text:p text:style-name="P29"/>
      <text:p text:style-name="P24">3 Modelo Logico</text:p>
      <text:p text:style-name="P24">3.1 Mapeamento Entidade-Relacionamento</text:p>
      <text:p text:style-name="P29"/>
      <text:p text:style-name="P1"><text:span text:style-name="T5">Pessoa</text:span><text:span text:style-name="T1">=(</text:span><text:span text:style-name="T6">CPF,</text:span><text:span text:style-name="T1"> Nome, Telefone);</text:span></text:p>
      <text:p text:style-name="P1"><text:span text:style-name="T5">Funcionario</text:span><text:span text:style-name="T1">=(</text:span><text:span text:style-name="T6">CPFPessoa</text:span><text:span text:style-name="T1">, Cargo, DataAdmissao, Status);</text:span></text:p>
      <text:p text:style-name="P1"><text:span text:style-name="T5">EnderecoFuncionario</text:span><text:span text:style-name="T1">=(</text:span><text:span text:style-name="T7">Funcionario</text:span><text:span text:style-name="T6">, Bairro, Rua, Cidade</text:span><text:span text:style-name="T1">);</text:span></text:p>
      <text:p text:style-name="P1"><text:span text:style-name="T5">Cliente</text:span><text:span text:style-name="T1">=(</text:span><text:span text:style-name="T6">CPFPessoa</text:span><text:span text:style-name="T1">, e-mail);</text:span></text:p>
      <text:p text:style-name="P1"><text:span text:style-name="T5">Salario</text:span><text:span text:style-name="T1">=</text:span><text:span text:style-name="T6">(CodSalario, </text:span><text:span text:style-name="T1">Valor, Data, Funcionario, Hora, CodDespesa);</text:span></text:p>
      <text:p text:style-name="P1"><text:span text:style-name="T5">Fornecedor</text:span><text:span text:style-name="T1">=(</text:span><text:span text:style-name="T6">CNPJ</text:span><text:span text:style-name="T1">, Nome, Telefone);</text:span></text:p>
      <text:p text:style-name="P1"><text:span text:style-name="T5">EnderecoForn</text:span><text:span text:style-name="T1">=(</text:span><text:span text:style-name="T6">CNPJ, Cidade, Rua, Bairro</text:span><text:span text:style-name="T1">);</text:span></text:p>
      <text:p text:style-name="P1"><text:span text:style-name="T5">Despesa</text:span><text:span text:style-name="T1">=(</text:span><text:span text:style-name="T6">CodDespesa,</text:span><text:span text:style-name="T1">Valor, Data);</text:span></text:p>
      <text:p text:style-name="P1"><text:span text:style-name="T5">Compra</text:span><text:span text:style-name="T1">=(</text:span><text:span text:style-name="T6">CodCompra</text:span><text:span text:style-name="T1">, Valor, Quantidade, Data, Fornecedor, Hora, CodDespesa);</text:span></text:p>
      <text:p text:style-name="P1"><text:span text:style-name="T5">CompraProduto</text:span><text:span text:style-name="T1">=(</text:span><text:span text:style-name="T6">CodProduto, CodCompra</text:span><text:span text:style-name="T1">);</text:span></text:p>
      <text:p text:style-name="P1"><text:span text:style-name="T5">Produto</text:span><text:span text:style-name="T1">=(</text:span><text:span text:style-name="T6">Codigo,</text:span><text:span text:style-name="T1"> Tamanho, Status, Nome, Preço);</text:span></text:p>
      <text:p text:style-name="P1"><text:span text:style-name="T5">Venda</text:span><text:span text:style-name="T1">=(</text:span><text:span text:style-name="T6">CodVenda</text:span><text:span text:style-name="T1">, Data, Hora, Total, Funcionario, Cliente);</text:span></text:p>
      <text:p text:style-name="P1"><text:span text:style-name="T5">Entrada</text:span><text:span text:style-name="T1">=</text:span><text:span text:style-name="T6">(CodEntrada, </text:span><text:span text:style-name="T1">CodVenda,Valor, Data);</text:span></text:p>
      <text:p text:style-name="P1"><text:span text:style-name="T5">CartaoCredito</text:span><text:span text:style-name="T1">=(</text:span><text:span text:style-name="T6">Numero</text:span><text:span text:style-name="T1">, Bandeira); </text:span></text:p>
      <text:p text:style-name="P1"><text:span text:style-name="T5">VendaCartao</text:span><text:span text:style-name="T1">=(</text:span><text:span text:style-name="T6">NumCartao, CodVenda,</text:span><text:span text:style-name="T1"> NumParcelas,);</text:span></text:p>
      <text:p text:style-name="P29"/>
      <text:p text:style-name="P24">3.2 Dicionário Lógico de Dados</text:p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PESSOA : Relação que armazena dados generalizados de funcionários e clientes.</text:p>
          </table:table-cell>
        </table:table-row>
      </table:table>
      <text:p text:style-name="P29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25">Atributo</text:p>
          </table:table-cell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5">Tipo</text:p>
          </table:table-cell>
          <table:table-cell table:style-name="Tabela2.A1" office:value-type="string">
            <text:p text:style-name="P25">Domínio</text:p>
          </table:table-cell>
          <table:table-cell table:style-name="Tabela2.E1" office:value-type="string">
            <text:p text:style-name="P25">Restrição</text:p>
          </table:table-cell>
        </table:table-row>
        <table:table-row>
          <table:table-cell table:style-name="Tabela2.A2" office:value-type="string">
            <text:p text:style-name="P8">Nome</text:p>
          </table:table-cell>
          <table:table-cell table:style-name="Tabela2.A2" office:value-type="string">
            <text:p text:style-name="P8">Representa o nome de uma pessoa, seja funcionário ou cliente</text:p>
          </table:table-cell>
          <table:table-cell table:style-name="Tabela2.A2" office:value-type="string">
            <text:p text:style-name="P8">String(100)</text:p>
          </table:table-cell>
          <table:table-cell table:style-name="Tabela2.A2" office:value-type="string">
            <text:p text:style-name="P8">String(100)</text:p>
          </table:table-cell>
          <table:table-cell table:style-name="Tabela2.A2" office:value-type="string">
            <text:p text:style-name="P8">Não nulo</text:p>
          </table:table-cell>
        </table:table-row>
        <table:table-row>
          <table:table-cell table:style-name="Tabela2.A3" office:value-type="string">
            <text:p text:style-name="P8">CPF</text:p>
          </table:table-cell>
          <table:table-cell table:style-name="Tabela2.A3" office:value-type="string">
            <text:p text:style-name="P8">Representa o número do CPF de uma pessoa, seja funcionário ou cliente</text:p>
          </table:table-cell>
          <table:table-cell table:style-name="Tabela2.A3" office:value-type="string">
            <text:p text:style-name="P8">String(20)</text:p>
          </table:table-cell>
          <table:table-cell table:style-name="Tabela2.A3" office:value-type="string">
            <text:p text:style-name="P8">String(20)</text:p>
          </table:table-cell>
          <table:table-cell table:style-name="Tabela2.A3" office:value-type="string">
            <text:p text:style-name="P8">Chave Primaria</text:p>
          </table:table-cell>
        </table:table-row>
        <table:table-row>
          <table:table-cell table:style-name="Tabela2.A2" office:value-type="string">
            <text:p text:style-name="P8">Telefone</text:p>
          </table:table-cell>
          <table:table-cell table:style-name="Tabela2.A2" office:value-type="string">
            <text:p text:style-name="P8">Representa o número do telefone de uma pessoa, seja funcionário ou cliente</text:p>
          </table:table-cell>
          <table:table-cell table:style-name="Tabela2.A2" office:value-type="string">
            <text:p text:style-name="P8">String(20)</text:p>
          </table:table-cell>
          <table:table-cell table:style-name="Tabela2.A2" office:value-type="string">
            <text:p text:style-name="P8">String(20)</text:p>
          </table:table-cell>
          <table:table-cell table:style-name="Tabela2.A2" office:value-type="string">
            <text:p text:style-name="P8">Não nulo</text:p>
          </table:table-cell>
        </table:table-row>
      </table:table>
      <text:p text:style-name="P2"><text:soft-page-break/><text:span text:style-name="T1">Tabela 1 </text:span><text:span text:style-name="T8">– Rela</text:span><text:span text:style-name="T1">ção PESSOA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2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FUNCIONARIO: Relação que armazena dados específicosde funcionários.</text:p>
          </table:table-cell>
        </table:table-row>
      </table:table>
      <text:p text:style-name="P29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25">Atributo</text:p>
          </table:table-cell>
          <table:table-cell table:style-name="Tabela4.A1" office:value-type="string">
            <text:p text:style-name="P25">Descrição</text:p>
          </table:table-cell>
          <table:table-cell table:style-name="Tabela4.A1" office:value-type="string">
            <text:p text:style-name="P25">Tipo</text:p>
          </table:table-cell>
          <table:table-cell table:style-name="Tabela4.A1" office:value-type="string">
            <text:p text:style-name="P25">Domínio</text:p>
          </table:table-cell>
          <table:table-cell table:style-name="Tabela4.E1" office:value-type="string">
            <text:p text:style-name="P25">Restrição</text:p>
          </table:table-cell>
        </table:table-row>
        <table:table-row>
          <table:table-cell table:style-name="Tabela4.A2" office:value-type="string">
            <text:p text:style-name="P22">CPFPessoa</text:p>
          </table:table-cell>
          <table:table-cell table:style-name="Tabela4.A2" office:value-type="string">
            <text:p text:style-name="P8">Representa o CPF do funcionário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list xml:id="list457602571061123118" text:style-name="L1">
              <text:list-item>
                <text:p text:style-name="P57">Chave estrangeira referenciando o CPF na entidade PESSOA</text:p>
              </text:list-item>
              <text:list-item>
                <text:p text:style-name="P57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8">Cargo</text:p>
          </table:table-cell>
          <table:table-cell table:style-name="Tabela4.A2" office:value-type="string">
            <text:p text:style-name="P8">Representa o cargo de um funcionário no estabelecimento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p text:style-name="P8">Não nulo</text:p>
          </table:table-cell>
        </table:table-row>
        <table:table-row>
          <table:table-cell table:style-name="Tabela4.A4" office:value-type="string">
            <text:p text:style-name="P8">DataAdmissao</text:p>
          </table:table-cell>
          <table:table-cell table:style-name="Tabela4.A4" office:value-type="string">
            <text:p text:style-name="P8">Representa a data em que o funcionário foi admitido no estabelecimento</text:p>
          </table:table-cell>
          <table:table-cell table:style-name="Tabela4.A4" office:value-type="string">
            <text:p text:style-name="P8">Date</text:p>
          </table:table-cell>
          <table:table-cell table:style-name="Tabela4.A4" office:value-type="string">
            <text:p text:style-name="P8">Date</text:p>
          </table:table-cell>
          <table:table-cell table:style-name="Tabela4.A4" office:value-type="string">
            <text:p text:style-name="P8">Não nulo</text:p>
          </table:table-cell>
        </table:table-row>
        <table:table-row>
          <table:table-cell table:style-name="Tabela4.A2" office:value-type="string">
            <text:p text:style-name="P8">Status</text:p>
          </table:table-cell>
          <table:table-cell table:style-name="Tabela4.A2" office:value-type="string">
            <text:p text:style-name="P8">Representa o status do funcionário no estabelecimento, se está ou não efetivo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p text:style-name="P8">String(20)</text:p>
          </table:table-cell>
          <table:table-cell table:style-name="Tabela4.A2" office:value-type="string">
            <text:p text:style-name="P8">Não nulo</text:p>
          </table:table-cell>
        </table:table-row>
      </table:table>
      <text:p text:style-name="P12">Tabela 2 – Relação FUNCIONARIO</text:p>
      <text:p text:style-name="P33"/>
      <text:p text:style-name="P2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5">ENDERECOFUNCIONARIO: Relação que armazena dados que compõem o endereço de um funcionário.</text:p>
          </table:table-cell>
        </table:table-row>
      </table:table>
      <text:p text:style-name="P29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>
          <table:table-cell table:style-name="Tabela6.A1" office:value-type="string">
            <text:p text:style-name="P25">Atributo</text:p>
          </table:table-cell>
          <table:table-cell table:style-name="Tabela6.A1" office:value-type="string">
            <text:p text:style-name="P25">Descrição</text:p>
          </table:table-cell>
          <table:table-cell table:style-name="Tabela6.A1" office:value-type="string">
            <text:p text:style-name="P25">Tipo</text:p>
          </table:table-cell>
          <table:table-cell table:style-name="Tabela6.A1" office:value-type="string">
            <text:p text:style-name="P25">Domínio</text:p>
          </table:table-cell>
          <table:table-cell table:style-name="Tabela6.E1" office:value-type="string">
            <text:p text:style-name="P25">Restrição</text:p>
          </table:table-cell>
        </table:table-row>
        <table:table-row>
          <table:table-cell table:style-name="Tabela6.A2" office:value-type="string">
            <text:p text:style-name="P22">Funcionario</text:p>
          </table:table-cell>
          <table:table-cell table:style-name="Tabela6.A2" office:value-type="string">
            <text:p text:style-name="P8">Representa <text:span text:style-name="T25">o CPF do funcionario</text:span></text:p>
          </table:table-cell>
          <table:table-cell table:style-name="Tabela6.A2" office:value-type="string">
            <text:p text:style-name="P8">String(100)</text:p>
          </table:table-cell>
          <table:table-cell table:style-name="Tabela6.A2" office:value-type="string">
            <text:p text:style-name="P8">String(100)</text:p>
          </table:table-cell>
          <table:table-cell table:style-name="Tabela6.A2" office:value-type="string">
            <text:p text:style-name="P8">Não nulo</text:p>
            <text:p text:style-name="P22">Chave estrangeira referenciando CPFPessoa na tabela FUNCIONARIO</text:p>
          </table:table-cell>
        </table:table-row>
        <table:table-row>
          <table:table-cell table:style-name="Tabela6.A3" office:value-type="string">
            <text:p text:style-name="P8">Bairro</text:p>
          </table:table-cell>
          <table:table-cell table:style-name="Tabela6.A3" office:value-type="string">
            <text:p text:style-name="P8">Representa o <text:span text:style-name="T25">bairro onde mora o funcionario</text:span></text:p>
          </table:table-cell>
          <table:table-cell table:style-name="Tabela6.A3" office:value-type="string">
            <text:p text:style-name="P8">String(<text:span text:style-name="T25">10</text:span>0)</text:p>
          </table:table-cell>
          <table:table-cell table:style-name="Tabela6.A3" office:value-type="string">
            <text:p text:style-name="P8">String(<text:span text:style-name="T25">10</text:span>0)</text:p>
          </table:table-cell>
          <table:table-cell table:style-name="Tabela6.A3" office:value-type="string">
            <text:p text:style-name="P22">Não nulo</text:p>
          </table:table-cell>
        </table:table-row>
        <table:table-row>
          <table:table-cell table:style-name="Tabela6.A2" office:value-type="string">
            <text:p text:style-name="P8">Rua</text:p>
          </table:table-cell>
          <table:table-cell table:style-name="Tabela6.A2" office:value-type="string">
            <text:p text:style-name="P22">Representa a rua onde vive o funcionário</text:p>
          </table:table-cell>
          <table:table-cell table:style-name="Tabela6.A2" office:value-type="string">
            <text:p text:style-name="P8">String(<text:span text:style-name="T25">10</text:span>0)</text:p>
          </table:table-cell>
          <table:table-cell table:style-name="Tabela6.A2" office:value-type="string">
            <text:p text:style-name="P8">String(<text:span text:style-name="T25">10</text:span>0)</text:p>
          </table:table-cell>
          <table:table-cell table:style-name="Tabela6.A2" office:value-type="string">
            <text:p text:style-name="P8">Não nulo</text:p>
          </table:table-cell>
        </table:table-row>
        <table:table-row>
          <table:table-cell table:style-name="Tabela6.A3" office:value-type="string">
            <text:p text:style-name="P8">Cidade</text:p>
          </table:table-cell>
          <table:table-cell table:style-name="Tabela6.A3" office:value-type="string">
            <text:p text:style-name="P37">Representa <text:span text:style-name="T25">a cidade do funcionário</text:span></text:p>
          </table:table-cell>
          <table:table-cell table:style-name="Tabela6.A3" office:value-type="string">
            <text:p text:style-name="P37">String(20)</text:p>
          </table:table-cell>
          <table:table-cell table:style-name="Tabela6.A3" office:value-type="string">
            <text:p text:style-name="P37">String(20)</text:p>
          </table:table-cell>
          <table:table-cell table:style-name="Tabela6.A3" office:value-type="string">
            <text:p text:style-name="P37">Não nulo</text:p>
          </table:table-cell>
        </table:table-row>
      </table:table>
      <text:p text:style-name="P2"><text:soft-page-break/><text:span text:style-name="T1">Tabela 3 </text:span><text:span text:style-name="T8">– Rela</text:span><text:span text:style-name="T1">ção ENDERECOFUNCIONARIO</text:span></text:p>
      <text:p text:style-name="P12"/>
      <text:p text:style-name="P33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5">CLIENTE: Entidade que armazena os dados de um cliente.</text:p>
          </table:table-cell>
        </table:table-row>
      </table:table>
      <text:p text:style-name="P29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25">Atributo</text:p>
          </table:table-cell>
          <table:table-cell table:style-name="Tabela8.A1" office:value-type="string">
            <text:p text:style-name="P25">Descrição</text:p>
          </table:table-cell>
          <table:table-cell table:style-name="Tabela8.A1" office:value-type="string">
            <text:p text:style-name="P25">Tipo</text:p>
          </table:table-cell>
          <table:table-cell table:style-name="Tabela8.A1" office:value-type="string">
            <text:p text:style-name="P25">Domínio</text:p>
          </table:table-cell>
          <table:table-cell table:style-name="Tabela8.E1" office:value-type="string">
            <text:p text:style-name="P25">Restrição</text:p>
          </table:table-cell>
        </table:table-row>
        <table:table-row>
          <table:table-cell table:style-name="Tabela8.A2" office:value-type="string">
            <text:p text:style-name="P8">CPFPessoa</text:p>
          </table:table-cell>
          <table:table-cell table:style-name="Tabela8.A2" office:value-type="string">
            <text:p text:style-name="P8">Representa o CPF do cliente</text:p>
          </table:table-cell>
          <table:table-cell table:style-name="Tabela8.A2" office:value-type="string">
            <text:p text:style-name="P8">String(100)</text:p>
          </table:table-cell>
          <table:table-cell table:style-name="Tabela8.A2" office:value-type="string">
            <text:p text:style-name="P8">String(100)</text:p>
          </table:table-cell>
          <table:table-cell table:style-name="Tabela8.A2" office:value-type="string">
            <text:p text:style-name="P8">Chave <text:span text:style-name="T25">Primária</text:span></text:p>
            <text:p text:style-name="P22">Chave estrangeira que referencia CPFPessoa na tabela CLIENTE</text:p>
          </table:table-cell>
        </table:table-row>
        <table:table-row>
          <table:table-cell table:style-name="Tabela8.A2" office:value-type="string">
            <text:p text:style-name="P8">Email</text:p>
          </table:table-cell>
          <table:table-cell table:style-name="Tabela8.A2" office:value-type="string">
            <text:p text:style-name="P8">Representa o email do cliente</text:p>
          </table:table-cell>
          <table:table-cell table:style-name="Tabela8.A2" office:value-type="string">
            <text:p text:style-name="P8">String(<text:span text:style-name="T25">10</text:span>0)</text:p>
          </table:table-cell>
          <table:table-cell table:style-name="Tabela8.A2" office:value-type="string">
            <text:p text:style-name="P8">String(<text:span text:style-name="T25">10</text:span>0)</text:p>
          </table:table-cell>
          <table:table-cell table:style-name="Tabela8.A2" office:value-type="string">
            <text:p text:style-name="P8">Não nulo</text:p>
          </table:table-cell>
        </table:table-row>
      </table:table>
      <text:p text:style-name="P2"><text:span text:style-name="T1">Tabela 4 </text:span><text:span text:style-name="T8">– Entidade</text:span><text:span text:style-name="T1"> CLIENTE</text:span></text:p>
      <text:p text:style-name="P33"/>
      <text:p text:style-name="P33"/>
      <text:p text:style-name="P33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5">SALARIO: Relação que armazena dados <text:span text:style-name="T12">sobre o pagamento do salário de um funcionário</text:span>.</text:p>
          </table:table-cell>
        </table:table-row>
      </table:table>
      <text:p text:style-name="P29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25">Atributo</text:p>
          </table:table-cell>
          <table:table-cell table:style-name="Tabela10.A1" office:value-type="string">
            <text:p text:style-name="P25">Descrição</text:p>
          </table:table-cell>
          <table:table-cell table:style-name="Tabela10.A1" office:value-type="string">
            <text:p text:style-name="P25">Tipo</text:p>
          </table:table-cell>
          <table:table-cell table:style-name="Tabela10.A1" office:value-type="string">
            <text:p text:style-name="P25">Domínio</text:p>
          </table:table-cell>
          <table:table-cell table:style-name="Tabela10.E1" office:value-type="string">
            <text:p text:style-name="P25">Restrição</text:p>
          </table:table-cell>
        </table:table-row>
        <table:table-row>
          <table:table-cell table:style-name="Tabela10.A2" office:value-type="string">
            <text:p text:style-name="P14">CodSalario</text:p>
          </table:table-cell>
          <table:table-cell table:style-name="Tabela10.A2" office:value-type="string">
            <text:p text:style-name="P14">Representa o número do código do pagamento do salário</text:p>
          </table:table-cell>
          <table:table-cell table:style-name="Tabela10.A2" office:value-type="string">
            <text:p text:style-name="P14">SERIAL</text:p>
          </table:table-cell>
          <table:table-cell table:style-name="Tabela10.A2" office:value-type="string">
            <text:p text:style-name="P14">Números inteiros positivos</text:p>
          </table:table-cell>
          <table:table-cell table:style-name="Tabela10.A2" office:value-type="string">
            <text:p text:style-name="P14">Chave primária</text:p>
            <text:p text:style-name="P14">Chave substituta</text:p>
          </table:table-cell>
        </table:table-row>
        <table:table-row>
          <table:table-cell table:style-name="Tabela10.A3" office:value-type="string">
            <text:p text:style-name="P8">Valor</text:p>
          </table:table-cell>
          <table:table-cell table:style-name="Tabela10.A3" office:value-type="string">
            <text:p text:style-name="P8">Representa o valor do <text:span text:style-name="T12">total </text:span>salário</text:p>
          </table:table-cell>
          <table:table-cell table:style-name="Tabela10.A3" office:value-type="string">
            <text:p text:style-name="P14">Real</text:p>
          </table:table-cell>
          <table:table-cell table:style-name="Tabela10.A3" office:value-type="string">
            <text:p text:style-name="P14">Números reais positivos</text:p>
          </table:table-cell>
          <table:table-cell table:style-name="Tabela10.A3" office:value-type="string">
            <text:p text:style-name="P8">Não nulo</text:p>
          </table:table-cell>
        </table:table-row>
        <table:table-row>
          <table:table-cell table:style-name="Tabela10.A4" office:value-type="string">
            <text:p text:style-name="P8">Data</text:p>
          </table:table-cell>
          <table:table-cell table:style-name="Tabela10.A4" office:value-type="string">
            <text:p text:style-name="P8">Representa a data do pagamento</text:p>
          </table:table-cell>
          <table:table-cell table:style-name="Tabela10.A4" office:value-type="string">
            <text:p text:style-name="P8">Date</text:p>
          </table:table-cell>
          <table:table-cell table:style-name="Tabela10.A4" office:value-type="string">
            <text:p text:style-name="P8">Date</text:p>
          </table:table-cell>
          <table:table-cell table:style-name="Tabela10.A4" office:value-type="string">
            <text:p text:style-name="P8">Não nulo</text:p>
          </table:table-cell>
        </table:table-row>
        <table:table-row>
          <table:table-cell table:style-name="Tabela10.A2" office:value-type="string">
            <text:p text:style-name="P8">Funcionário</text:p>
          </table:table-cell>
          <table:table-cell table:style-name="Tabela10.A2" office:value-type="string">
            <text:p text:style-name="P8">Representa o <text:span text:style-name="T12">CPF do</text:span> funcionário que irá receber o salário</text:p>
          </table:table-cell>
          <table:table-cell table:style-name="Tabela10.A2" office:value-type="string">
            <text:p text:style-name="P8">String(20)</text:p>
          </table:table-cell>
          <table:table-cell table:style-name="Tabela10.A2" office:value-type="string">
            <text:p text:style-name="P8">String(20)</text:p>
          </table:table-cell>
          <table:table-cell table:style-name="Tabela10.A2" office:value-type="string">
            <text:p text:style-name="P14">Não nulo</text:p>
          </table:table-cell>
        </table:table-row>
        <table:table-row table:style-name="Tabela10.6">
          <table:table-cell table:style-name="Tabela10.A4" office:value-type="string">
            <text:p text:style-name="P8">Hora</text:p>
          </table:table-cell>
          <table:table-cell table:style-name="Tabela10.A4" office:value-type="string">
            <text:p text:style-name="P37">Representa <text:span text:style-name="T12">a</text:span> hora do pagamento</text:p>
          </table:table-cell>
          <table:table-cell table:style-name="Tabela10.A4" office:value-type="string">
            <text:p text:style-name="P40">TIMESTAMP</text:p>
          </table:table-cell>
          <table:table-cell table:style-name="Tabela10.A4" office:value-type="string">
            <text:p text:style-name="P40">TIMESTAMP</text:p>
          </table:table-cell>
          <table:table-cell table:style-name="Tabela10.A4" office:value-type="string">
            <text:p text:style-name="P37">Não nulo</text:p>
          </table:table-cell>
        </table:table-row>
        <table:table-row>
          <table:table-cell table:style-name="Tabela10.A2" office:value-type="string">
            <text:p text:style-name="P8">CodDespesa</text:p>
          </table:table-cell>
          <table:table-cell table:style-name="Tabela10.A2" office:value-type="string">
            <text:p text:style-name="P8">Representa o <text:span text:style-name="T12">número do</text:span> código da despesa<text:span text:style-name="T13"> </text:span><text:span text:style-name="T14">financeira</text:span></text:p>
          </table:table-cell>
          <table:table-cell table:style-name="Tabela10.A2" office:value-type="string">
            <text:p text:style-name="P14">Int</text:p>
          </table:table-cell>
          <table:table-cell table:style-name="Tabela10.A2" office:value-type="string">
            <text:p text:style-name="P40">Números inteiros positivos</text:p>
          </table:table-cell>
          <table:table-cell table:style-name="Tabela10.A2" office:value-type="string">
            <text:p text:style-name="P8">-Chave Estrangeira referenciando CodDespesa em DESPESA</text:p>
            <text:p text:style-name="P40">-Não nulo</text:p>
          </table:table-cell>
        </table:table-row>
      </table:table>
      <text:p text:style-name="P2"><text:span text:style-name="T1">Tabela 5 </text:span><text:span text:style-name="T8">– Entidade</text:span><text:span text:style-name="T1"> SALARIO</text:span></text:p>
      <text:p text:style-name="P12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5">Fornecedor: Entidade que armazena os dados <text:span text:style-name="T20">de fornecedores do estabelecimento.</text:span></text:p>
          </table:table-cell>
        </table:table-row>
      </table:table>
      <text:p text:style-name="P29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25">Atributo</text:p>
          </table:table-cell>
          <table:table-cell table:style-name="Tabela12.A1" office:value-type="string">
            <text:p text:style-name="P25">Descrição</text:p>
          </table:table-cell>
          <table:table-cell table:style-name="Tabela12.A1" office:value-type="string">
            <text:p text:style-name="P25">Tipo</text:p>
          </table:table-cell>
          <table:table-cell table:style-name="Tabela12.A1" office:value-type="string">
            <text:p text:style-name="P25">Domínio</text:p>
          </table:table-cell>
          <table:table-cell table:style-name="Tabela12.E1" office:value-type="string">
            <text:p text:style-name="P25">Restrição</text:p>
          </table:table-cell>
        </table:table-row>
        <table:table-row>
          <table:table-cell table:style-name="Tabela12.A2" office:value-type="string">
            <text:p text:style-name="P8">CNPJ</text:p>
          </table:table-cell>
          <table:table-cell table:style-name="Tabela12.A2" office:value-type="string">
            <text:p text:style-name="P8">Representa o CNPJ d<text:span text:style-name="T20">o fornecedor</text:span></text:p>
          </table:table-cell>
          <table:table-cell table:style-name="Tabela12.A2" office:value-type="string">
            <text:p text:style-name="P8">String(<text:span text:style-name="T20">2</text:span>0)</text:p>
          </table:table-cell>
          <table:table-cell table:style-name="Tabela12.A2" office:value-type="string">
            <text:p text:style-name="P8">String(<text:span text:style-name="T20">2</text:span>0)</text:p>
          </table:table-cell>
          <table:table-cell table:style-name="Tabela12.A2" office:value-type="string">
            <text:p text:style-name="P8">Chave Primária</text:p>
          </table:table-cell>
        </table:table-row>
        <table:table-row>
          <table:table-cell table:style-name="Tabela12.A3" office:value-type="string">
            <text:p text:style-name="P8">Nome</text:p>
          </table:table-cell>
          <table:table-cell table:style-name="Tabela12.A3" office:value-type="string">
            <text:p text:style-name="P8">Representa o nome do fornecedor</text:p>
          </table:table-cell>
          <table:table-cell table:style-name="Tabela12.A3" office:value-type="string">
            <text:p text:style-name="P8">String(<text:span text:style-name="T20">10</text:span>0)</text:p>
          </table:table-cell>
          <table:table-cell table:style-name="Tabela12.A3" office:value-type="string">
            <text:p text:style-name="P8">String(<text:span text:style-name="T20">10</text:span>0)</text:p>
          </table:table-cell>
          <table:table-cell table:style-name="Tabela12.A3" office:value-type="string">
            <text:p text:style-name="P8">Não nulo</text:p>
          </table:table-cell>
        </table:table-row>
        <text:soft-page-break/>
        <table:table-row table:style-name="Tabela12.4">
          <table:table-cell table:style-name="Tabela12.A2" office:value-type="string">
            <text:p text:style-name="P8">Telefone</text:p>
          </table:table-cell>
          <table:table-cell table:style-name="Tabela12.A2" office:value-type="string">
            <text:p text:style-name="P8">Representa o número de telefone do fornecedor</text:p>
          </table:table-cell>
          <table:table-cell table:style-name="Tabela12.A2" office:value-type="string">
            <text:p text:style-name="P8">String(20)</text:p>
          </table:table-cell>
          <table:table-cell table:style-name="Tabela12.A2" office:value-type="string">
            <text:p text:style-name="P8">String(20)</text:p>
          </table:table-cell>
          <table:table-cell table:style-name="Tabela12.A2" office:value-type="string">
            <text:p text:style-name="P8">Não nulo</text:p>
          </table:table-cell>
        </table:table-row>
      </table:table>
      <text:p text:style-name="P2"><text:span text:style-name="T1">Tabela 6 </text:span><text:span text:style-name="T8">– Entidade</text:span><text:span text:style-name="T1"> FORNECEDOR</text:span></text:p>
      <text:p text:style-name="P12"/>
      <text:p text:style-name="P33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5">EnderecoForn: Relação que armazena dados que compõem o endereço de um fornecedor.</text:p>
          </table:table-cell>
        </table:table-row>
      </table:table>
      <text:p text:style-name="P29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25">Atributo</text:p>
          </table:table-cell>
          <table:table-cell table:style-name="Tabela14.A1" office:value-type="string">
            <text:p text:style-name="P25">Descrição</text:p>
          </table:table-cell>
          <table:table-cell table:style-name="Tabela14.A1" office:value-type="string">
            <text:p text:style-name="P25">Tipo</text:p>
          </table:table-cell>
          <table:table-cell table:style-name="Tabela14.A1" office:value-type="string">
            <text:p text:style-name="P25">Domínio</text:p>
          </table:table-cell>
          <table:table-cell table:style-name="Tabela14.E1" office:value-type="string">
            <text:p text:style-name="P25">Restrição</text:p>
          </table:table-cell>
        </table:table-row>
        <table:table-row>
          <table:table-cell table:style-name="Tabela14.A2" office:value-type="string">
            <text:p text:style-name="P8">CNPJ</text:p>
          </table:table-cell>
          <table:table-cell table:style-name="Tabela14.A2" office:value-type="string">
            <text:p text:style-name="P8">Representa o CNPJ do fornecedor</text:p>
          </table:table-cell>
          <table:table-cell table:style-name="Tabela14.A2" office:value-type="string">
            <text:p text:style-name="P8">String(100)</text:p>
          </table:table-cell>
          <table:table-cell table:style-name="Tabela14.A2" office:value-type="string">
            <text:p text:style-name="P8">String(100)</text:p>
          </table:table-cell>
          <table:table-cell table:style-name="Tabela14.A2" office:value-type="string">
            <text:p text:style-name="P8">Chave Estrangeira referenciando CNPJ em FORNECEDOR</text:p>
          </table:table-cell>
        </table:table-row>
        <table:table-row>
          <table:table-cell table:style-name="Tabela14.A3" office:value-type="string">
            <text:p text:style-name="P8">Cidade</text:p>
          </table:table-cell>
          <table:table-cell table:style-name="Tabela14.A3" office:value-type="string">
            <text:p text:style-name="P8">Representa a cidade onde se encontra o fornecedor </text:p>
          </table:table-cell>
          <table:table-cell table:style-name="Tabela14.A3" office:value-type="string">
            <text:p text:style-name="P8">String(<text:span text:style-name="T20">5</text:span>0)</text:p>
          </table:table-cell>
          <table:table-cell table:style-name="Tabela14.A3" office:value-type="string">
            <text:p text:style-name="P8">String(<text:span text:style-name="T20">5</text:span>0)</text:p>
          </table:table-cell>
          <table:table-cell table:style-name="Tabela14.A3" office:value-type="string">
            <text:p text:style-name="P8">Não nulo</text:p>
          </table:table-cell>
        </table:table-row>
        <table:table-row>
          <table:table-cell table:style-name="Tabela14.A2" office:value-type="string">
            <text:p text:style-name="P8">Rua</text:p>
          </table:table-cell>
          <table:table-cell table:style-name="Tabela14.A2" office:value-type="string">
            <text:p text:style-name="P8">Representa a rua onde se encontra o fornecedor</text:p>
          </table:table-cell>
          <table:table-cell table:style-name="Tabela14.A2" office:value-type="string">
            <text:p text:style-name="P8">String(<text:span text:style-name="T20">100</text:span>)</text:p>
          </table:table-cell>
          <table:table-cell table:style-name="Tabela14.A2" office:value-type="string">
            <text:p text:style-name="P8">String(<text:span text:style-name="T20">10</text:span>0)</text:p>
          </table:table-cell>
          <table:table-cell table:style-name="Tabela14.A2" office:value-type="string">
            <text:p text:style-name="P8">Não nulo</text:p>
          </table:table-cell>
        </table:table-row>
        <table:table-row table:style-name="Tabela14.5">
          <table:table-cell table:style-name="Tabela14.A3" office:value-type="string">
            <text:p text:style-name="P8">Bairro</text:p>
          </table:table-cell>
          <table:table-cell table:style-name="Tabela14.A3" office:value-type="string">
            <text:p text:style-name="P37">Representa o bairro onde se encontra o fornecedor</text:p>
          </table:table-cell>
          <table:table-cell table:style-name="Tabela14.A3" office:value-type="string">
            <text:p text:style-name="P37">String(<text:span text:style-name="T20">10</text:span>0)</text:p>
          </table:table-cell>
          <table:table-cell table:style-name="Tabela14.A3" office:value-type="string">
            <text:p text:style-name="P37">String(<text:span text:style-name="T20">10</text:span>0)</text:p>
          </table:table-cell>
          <table:table-cell table:style-name="Tabela14.A3" office:value-type="string">
            <text:p text:style-name="P37">Não nulo</text:p>
          </table:table-cell>
        </table:table-row>
      </table:table>
      <text:p text:style-name="P2"><text:span text:style-name="T1">Tabela 7 </text:span><text:span text:style-name="T8">– Relação ENDERECOFORN</text:span></text:p>
      <text:p text:style-name="P33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5">Despesa: Entidade que armazena as despesas da loja.</text:p>
          </table:table-cell>
        </table:table-row>
      </table:table>
      <text:p text:style-name="P29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25">Atributo</text:p>
          </table:table-cell>
          <table:table-cell table:style-name="Tabela16.A1" office:value-type="string">
            <text:p text:style-name="P25">Descrição</text:p>
          </table:table-cell>
          <table:table-cell table:style-name="Tabela16.A1" office:value-type="string">
            <text:p text:style-name="P25">Tipo</text:p>
          </table:table-cell>
          <table:table-cell table:style-name="Tabela16.A1" office:value-type="string">
            <text:p text:style-name="P25">Domínio</text:p>
          </table:table-cell>
          <table:table-cell table:style-name="Tabela16.E1" office:value-type="string">
            <text:p text:style-name="P25">Restrição</text:p>
          </table:table-cell>
        </table:table-row>
        <table:table-row>
          <table:table-cell table:style-name="Tabela16.A2" office:value-type="string">
            <text:p text:style-name="P8">CodDespesa</text:p>
          </table:table-cell>
          <table:table-cell table:style-name="Tabela16.A2" office:value-type="string">
            <text:p text:style-name="P8">Representa o código da despesa</text:p>
          </table:table-cell>
          <table:table-cell table:style-name="Tabela16.A2" office:value-type="string">
            <text:p text:style-name="P15">SERIAL</text:p>
          </table:table-cell>
          <table:table-cell table:style-name="Tabela16.A2" office:value-type="string">
            <text:p text:style-name="P41">Números inteiros positivos</text:p>
          </table:table-cell>
          <table:table-cell table:style-name="Tabela16.A2" office:value-type="string">
            <text:p text:style-name="P8">Chave Primária</text:p>
            <text:p text:style-name="P41">Chave substituta</text:p>
          </table:table-cell>
        </table:table-row>
        <table:table-row>
          <table:table-cell table:style-name="Tabela16.A3" office:value-type="string">
            <text:p text:style-name="P8">Valor</text:p>
          </table:table-cell>
          <table:table-cell table:style-name="Tabela16.A3" office:value-type="string">
            <text:p text:style-name="P8">Representa o valor <text:span text:style-name="T20">total </text:span><text:s/>da despesa</text:p>
          </table:table-cell>
          <table:table-cell table:style-name="Tabela16.A3" office:value-type="string">
            <text:p text:style-name="P15">Real</text:p>
          </table:table-cell>
          <table:table-cell table:style-name="Tabela16.A3" office:value-type="string">
            <text:p text:style-name="P15">Números reais positivos</text:p>
          </table:table-cell>
          <table:table-cell table:style-name="Tabela16.A3" office:value-type="string">
            <text:p text:style-name="P8">Não nulo</text:p>
          </table:table-cell>
        </table:table-row>
        <table:table-row table:style-name="Tabela16.4">
          <table:table-cell table:style-name="Tabela16.A2" office:value-type="string">
            <text:p text:style-name="P8">Data</text:p>
          </table:table-cell>
          <table:table-cell table:style-name="Tabela16.A2" office:value-type="string">
            <text:p text:style-name="P8">Representa a data <text:span text:style-name="T20">de lançamento</text:span> da despes<text:span text:style-name="T20">a no sistema</text:span></text:p>
          </table:table-cell>
          <table:table-cell table:style-name="Tabela16.A2" office:value-type="string">
            <text:p text:style-name="P8">Date</text:p>
          </table:table-cell>
          <table:table-cell table:style-name="Tabela16.A2" office:value-type="string">
            <text:p text:style-name="P8">Date</text:p>
          </table:table-cell>
          <table:table-cell table:style-name="Tabela16.A2" office:value-type="string">
            <text:p text:style-name="P8">Não nulo</text:p>
          </table:table-cell>
        </table:table-row>
      </table:table>
      <text:p text:style-name="P2"><text:span text:style-name="T1">Tabela 8 </text:span><text:span text:style-name="T8">– Entidade DESPESA</text:span></text:p>
      <text:p text:style-name="P33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5">Compra: Entidade que armazena dados de uma compra.</text:p>
          </table:table-cell>
        </table:table-row>
      </table:table>
      <text:p text:style-name="P29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25">Atributo</text:p>
          </table:table-cell>
          <table:table-cell table:style-name="Tabela18.A1" office:value-type="string">
            <text:p text:style-name="P25">Descrição</text:p>
          </table:table-cell>
          <table:table-cell table:style-name="Tabela18.A1" office:value-type="string">
            <text:p text:style-name="P25">Tipo</text:p>
          </table:table-cell>
          <table:table-cell table:style-name="Tabela18.A1" office:value-type="string">
            <text:p text:style-name="P25">Domínio</text:p>
          </table:table-cell>
          <table:table-cell table:style-name="Tabela18.E1" office:value-type="string">
            <text:p text:style-name="P25">Restrição</text:p>
          </table:table-cell>
        </table:table-row>
        <table:table-row>
          <table:table-cell table:style-name="Tabela18.A2" office:value-type="string">
            <text:p text:style-name="P8">CodCompra</text:p>
          </table:table-cell>
          <table:table-cell table:style-name="Tabela18.A2" office:value-type="string">
            <text:p text:style-name="P8">Representa o código da compra</text:p>
          </table:table-cell>
          <table:table-cell table:style-name="Tabela18.A2" office:value-type="string">
            <text:p text:style-name="P15">SERIAL</text:p>
          </table:table-cell>
          <table:table-cell table:style-name="Tabela18.A2" office:value-type="string">
            <text:p text:style-name="P41">Números inteiros positivos</text:p>
          </table:table-cell>
          <table:table-cell table:style-name="Tabela18.A2" office:value-type="string">
            <text:p text:style-name="P8">Chave Primária</text:p>
            <text:p text:style-name="P15">Chave substituta</text:p>
          </table:table-cell>
        </table:table-row>
        <table:table-row>
          <table:table-cell table:style-name="Tabela18.A3" office:value-type="string">
            <text:p text:style-name="P8">Valor</text:p>
          </table:table-cell>
          <table:table-cell table:style-name="Tabela18.A3" office:value-type="string">
            <text:p text:style-name="P8">Representa o valor total da compra</text:p>
          </table:table-cell>
          <table:table-cell table:style-name="Tabela18.A3" office:value-type="string">
            <text:p text:style-name="P15">Real</text:p>
          </table:table-cell>
          <table:table-cell table:style-name="Tabela18.A3" office:value-type="string">
            <text:p text:style-name="P41">Números reais positivos</text:p>
          </table:table-cell>
          <table:table-cell table:style-name="Tabela18.A3" office:value-type="string">
            <text:p text:style-name="P8">Não nulo</text:p>
          </table:table-cell>
        </table:table-row>
        <table:table-row>
          <table:table-cell table:style-name="Tabela18.A2" office:value-type="string">
            <text:p text:style-name="P8">Quantidade</text:p>
          </table:table-cell>
          <table:table-cell table:style-name="Tabela18.A2" office:value-type="string">
            <text:p text:style-name="P8">Representa a quantidade<text:span text:style-name="T13"> </text:span><text:span text:style-name="T15">de itens comprados</text:span></text:p>
          </table:table-cell>
          <table:table-cell table:style-name="Tabela18.A2" office:value-type="string">
            <text:p text:style-name="P41">Int</text:p>
          </table:table-cell>
          <table:table-cell table:style-name="Tabela18.A2" office:value-type="string">
            <text:p text:style-name="P15">Números inteiros positivos</text:p>
          </table:table-cell>
          <table:table-cell table:style-name="Tabela18.A2" office:value-type="string">
            <text:p text:style-name="P8">Não nulo</text:p>
          </table:table-cell>
        </table:table-row>
        <text:soft-page-break/>
        <table:table-row table:style-name="Tabela18.5">
          <table:table-cell table:style-name="Tabela18.A3" office:value-type="string">
            <text:p text:style-name="P8">Data</text:p>
          </table:table-cell>
          <table:table-cell table:style-name="Tabela18.A3" office:value-type="string">
            <text:p text:style-name="P37">Representa a data da compra</text:p>
          </table:table-cell>
          <table:table-cell table:style-name="Tabela18.A3" office:value-type="string">
            <text:p text:style-name="P37">Date</text:p>
          </table:table-cell>
          <table:table-cell table:style-name="Tabela18.A3" office:value-type="string">
            <text:p text:style-name="P37">Date</text:p>
          </table:table-cell>
          <table:table-cell table:style-name="Tabela18.A3" office:value-type="string">
            <text:p text:style-name="P37">Não nulo</text:p>
          </table:table-cell>
        </table:table-row>
        <table:table-row>
          <table:table-cell table:style-name="Tabela18.A2" office:value-type="string">
            <text:p text:style-name="P8">Fornecedor</text:p>
          </table:table-cell>
          <table:table-cell table:style-name="Tabela18.A2" office:value-type="string">
            <text:p text:style-name="P8">Representa o <text:span text:style-name="T20">CNPJ</text:span> fornecedor que a vendeu</text:p>
          </table:table-cell>
          <table:table-cell table:style-name="Tabela18.A2" office:value-type="string">
            <text:p text:style-name="P37">String(20)</text:p>
          </table:table-cell>
          <table:table-cell table:style-name="Tabela18.A2" office:value-type="string">
            <text:p text:style-name="P8">String(20)</text:p>
          </table:table-cell>
          <table:table-cell table:style-name="Tabela18.A2" office:value-type="string">
            <text:p text:style-name="P8">Chave Estrangeira representando NOME em FORNECEDOR</text:p>
            <text:p text:style-name="P8"><text:span text:style-name="T13">-</text:span><text:span text:style-name="T16">Não nulo</text:span></text:p>
          </table:table-cell>
        </table:table-row>
        <table:table-row table:style-name="Tabela18.5">
          <table:table-cell table:style-name="Tabela18.A3" office:value-type="string">
            <text:p text:style-name="P8">Hora</text:p>
          </table:table-cell>
          <table:table-cell table:style-name="Tabela18.A3" office:value-type="string">
            <text:p text:style-name="P37">Representa a hora da compra</text:p>
          </table:table-cell>
          <table:table-cell table:style-name="Tabela18.A3" office:value-type="string">
            <text:p text:style-name="P41">TIMESTAMP</text:p>
          </table:table-cell>
          <table:table-cell table:style-name="Tabela18.A3" office:value-type="string">
            <text:p text:style-name="P41">TIMESTAMP</text:p>
          </table:table-cell>
          <table:table-cell table:style-name="Tabela18.A3" office:value-type="string">
            <text:p text:style-name="P37">Não nulo</text:p>
          </table:table-cell>
        </table:table-row>
        <table:table-row>
          <table:table-cell table:style-name="Tabela18.A2" office:value-type="string">
            <text:p text:style-name="P8">CodDespesa</text:p>
          </table:table-cell>
          <table:table-cell table:style-name="Tabela18.A2" office:value-type="string">
            <text:p text:style-name="P8">Representa o código da despesa</text:p>
          </table:table-cell>
          <table:table-cell table:style-name="Tabela18.A2" office:value-type="string">
            <text:p text:style-name="P42">Int</text:p>
          </table:table-cell>
          <table:table-cell table:style-name="Tabela18.A2" office:value-type="string">
            <text:p text:style-name="P15">Números inteiros positivos</text:p>
          </table:table-cell>
          <table:table-cell table:style-name="Tabela18.A2" office:value-type="string">
            <text:p text:style-name="P8">Chave Estrangeira representando CodDespesa em DESPESA</text:p>
            <text:p text:style-name="P8"><text:span text:style-name="T13">-</text:span><text:span text:style-name="T16">Não nulo</text:span></text:p>
          </table:table-cell>
        </table:table-row>
      </table:table>
      <text:p text:style-name="P2"><text:span text:style-name="T1">Tabela 9 </text:span><text:span text:style-name="T8">– Entidade COMPRA</text:span></text:p>
      <text:p text:style-name="P33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5">CompraProduto: Relação que armazena o produto comprado ao fornecedor.</text:p>
          </table:table-cell>
        </table:table-row>
      </table:table>
      <text:p text:style-name="P29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25">Atributo</text:p>
          </table:table-cell>
          <table:table-cell table:style-name="Tabela20.A1" office:value-type="string">
            <text:p text:style-name="P25">Descrição</text:p>
          </table:table-cell>
          <table:table-cell table:style-name="Tabela20.A1" office:value-type="string">
            <text:p text:style-name="P25">Tipo</text:p>
          </table:table-cell>
          <table:table-cell table:style-name="Tabela20.A1" office:value-type="string">
            <text:p text:style-name="P25">Domínio</text:p>
          </table:table-cell>
          <table:table-cell table:style-name="Tabela20.E1" office:value-type="string">
            <text:p text:style-name="P25">Restrição</text:p>
          </table:table-cell>
        </table:table-row>
        <table:table-row>
          <table:table-cell table:style-name="Tabela20.A2" office:value-type="string">
            <text:p text:style-name="P8">CodProduto</text:p>
          </table:table-cell>
          <table:table-cell table:style-name="Tabela20.A2" office:value-type="string">
            <text:p text:style-name="P8">Representa o código do produto</text:p>
          </table:table-cell>
          <table:table-cell table:style-name="Tabela20.A2" office:value-type="string">
            <text:p text:style-name="P8">Int</text:p>
          </table:table-cell>
          <table:table-cell table:style-name="Tabela20.A2" office:value-type="string">
            <text:p text:style-name="P16">Números inteiros positivos</text:p>
          </table:table-cell>
          <table:table-cell table:style-name="Tabela20.A2" office:value-type="string">
            <text:p text:style-name="P8">Chave Estrangeira referenciando CODIGO em PRODUTO</text:p>
            <text:p text:style-name="P8"><text:span text:style-name="T13">-</text:span><text:span text:style-name="T16">Não nulo</text:span></text:p>
          </table:table-cell>
        </table:table-row>
        <table:table-row table:style-name="Tabela20.3">
          <table:table-cell table:style-name="Tabela20.A3" office:value-type="string">
            <text:p text:style-name="P8">CodCompra</text:p>
          </table:table-cell>
          <table:table-cell table:style-name="Tabela20.A3" office:value-type="string">
            <text:p text:style-name="P8">Representa o código da compra</text:p>
          </table:table-cell>
          <table:table-cell table:style-name="Tabela20.A3" office:value-type="string">
            <text:p text:style-name="P37">In<text:span text:style-name="T21">t</text:span></text:p>
          </table:table-cell>
          <table:table-cell table:style-name="Tabela20.A3" office:value-type="string">
            <text:p text:style-name="P16">Números inteiros positivos</text:p>
          </table:table-cell>
          <table:table-cell table:style-name="Tabela20.A3" office:value-type="string">
            <text:p text:style-name="P8">Chave Estrangeira referenciando CodCompra em COMPRA</text:p>
            <text:p text:style-name="P8"><text:span text:style-name="T13">-</text:span><text:span text:style-name="T16">Não nulo</text:span></text:p>
          </table:table-cell>
        </table:table-row>
      </table:table>
      <text:p text:style-name="P2"><text:span text:style-name="T1">Tabela 10 </text:span><text:span text:style-name="T8">– Relação COMPRAPRODUTO</text:span></text:p>
      <text:p text:style-name="P33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5">Produto: Entidade que armazena os dados de um produto.</text:p>
          </table:table-cell>
        </table:table-row>
      </table:table>
      <text:p text:style-name="P29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25">Atributo</text:p>
          </table:table-cell>
          <table:table-cell table:style-name="Tabela22.A1" office:value-type="string">
            <text:p text:style-name="P25">Descrição</text:p>
          </table:table-cell>
          <table:table-cell table:style-name="Tabela22.A1" office:value-type="string">
            <text:p text:style-name="P25">Tipo</text:p>
          </table:table-cell>
          <table:table-cell table:style-name="Tabela22.A1" office:value-type="string">
            <text:p text:style-name="P25">Domínio</text:p>
          </table:table-cell>
          <table:table-cell table:style-name="Tabela22.E1" office:value-type="string">
            <text:p text:style-name="P25">Restrição</text:p>
          </table:table-cell>
        </table:table-row>
        <table:table-row>
          <table:table-cell table:style-name="Tabela22.A2" office:value-type="string">
            <text:p text:style-name="P8">Código</text:p>
          </table:table-cell>
          <table:table-cell table:style-name="Tabela22.A2" office:value-type="string">
            <text:p text:style-name="P8">Representa o código do produto</text:p>
          </table:table-cell>
          <table:table-cell table:style-name="Tabela22.A2" office:value-type="string">
            <text:p text:style-name="P16">SERIAL</text:p>
          </table:table-cell>
          <table:table-cell table:style-name="Tabela22.A2" office:value-type="string">
            <text:p text:style-name="P16">Números inteiros positivos</text:p>
          </table:table-cell>
          <table:table-cell table:style-name="Tabela22.A2" office:value-type="string">
            <text:p text:style-name="P8">Chave Primária</text:p>
          </table:table-cell>
        </table:table-row>
        <table:table-row>
          <table:table-cell table:style-name="Tabela22.A3" office:value-type="string">
            <text:p text:style-name="P8">Tamanho</text:p>
          </table:table-cell>
          <table:table-cell table:style-name="Tabela22.A3" office:value-type="string">
            <text:p text:style-name="P8">Representa o tamanho do produto comprado<text:span text:style-name="T13"> : </text:span><text:span text:style-name="T16">PP, P, M, G ou GG</text:span></text:p>
          </table:table-cell>
          <table:table-cell table:style-name="Tabela22.A3" office:value-type="string">
            <text:p text:style-name="P8">String(<text:span text:style-name="T21">2</text:span>)</text:p>
          </table:table-cell>
          <table:table-cell table:style-name="Tabela22.A3" office:value-type="string">
            <text:p text:style-name="P8">String(<text:span text:style-name="T21">2</text:span>)</text:p>
          </table:table-cell>
          <table:table-cell table:style-name="Tabela22.A3" office:value-type="string">
            <text:p text:style-name="P8">Não nulo</text:p>
          </table:table-cell>
        </table:table-row>
        <table:table-row>
          <table:table-cell table:style-name="Tabela22.A2" office:value-type="string">
            <text:p text:style-name="P8">Status</text:p>
          </table:table-cell>
          <table:table-cell table:style-name="Tabela22.A2" office:value-type="string">
            <text:p text:style-name="P42">Representa o status do produto, se está disponível ou não</text:p>
          </table:table-cell>
          <table:table-cell table:style-name="Tabela22.A2" office:value-type="string">
            <text:p text:style-name="P42">String(12)</text:p>
          </table:table-cell>
          <table:table-cell table:style-name="Tabela22.A2" office:value-type="string">
            <text:p text:style-name="P42">String(12)</text:p>
          </table:table-cell>
          <table:table-cell table:style-name="Tabela22.A2" office:value-type="string">
            <text:p text:style-name="P37">-<text:span text:style-name="T21">Não nulo</text:span></text:p>
          </table:table-cell>
        </table:table-row>
        <table:table-row table:style-name="Tabela22.5">
          <table:table-cell table:style-name="Tabela22.A3" office:value-type="string">
            <text:p text:style-name="P8">Nome</text:p>
          </table:table-cell>
          <table:table-cell table:style-name="Tabela22.A3" office:value-type="string">
            <text:p text:style-name="P37">Representa o nome do produto</text:p>
          </table:table-cell>
          <table:table-cell table:style-name="Tabela22.A3" office:value-type="string">
            <text:p text:style-name="P37">String(20)</text:p>
          </table:table-cell>
          <table:table-cell table:style-name="Tabela22.A3" office:value-type="string">
            <text:p text:style-name="P37">String(20)</text:p>
          </table:table-cell>
          <table:table-cell table:style-name="Tabela22.A3" office:value-type="string">
            <text:p text:style-name="P37">Não nulo</text:p>
          </table:table-cell>
        </table:table-row>
        <table:table-row>
          <table:table-cell table:style-name="Tabela22.A2" office:value-type="string">
            <text:p text:style-name="P8">Preço</text:p>
          </table:table-cell>
          <table:table-cell table:style-name="Tabela22.A2" office:value-type="string">
            <text:p text:style-name="P37">Representa o preço do <text:soft-page-break/>produto</text:p>
          </table:table-cell>
          <table:table-cell table:style-name="Tabela22.A2" office:value-type="string">
            <text:p text:style-name="P42">Real</text:p>
          </table:table-cell>
          <table:table-cell table:style-name="Tabela22.A2" office:value-type="string">
            <text:p text:style-name="P42">Números reais positivos</text:p>
          </table:table-cell>
          <table:table-cell table:style-name="Tabela22.A2" office:value-type="string">
            <text:p text:style-name="P37">Não nulo</text:p>
          </table:table-cell>
        </table:table-row>
      </table:table>
      <text:p text:style-name="P2"><text:span text:style-name="T1">Tabela11 </text:span><text:span text:style-name="T8">– Entidade PRODUTO</text:span></text:p>
      <text:p text:style-name="P12"/>
      <text:p text:style-name="P34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26"><text:span text:style-name="T21">Venda</text:span>: Entidade que armazena os dados de <text:span text:style-name="T21">uma venda.</text:span></text:p>
          </table:table-cell>
        </table:table-row>
      </table:table>
      <text:p text:style-name="P30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26">Atributo</text:p>
          </table:table-cell>
          <table:table-cell table:style-name="Tabela24.A1" office:value-type="string">
            <text:p text:style-name="P26">Descrição</text:p>
          </table:table-cell>
          <table:table-cell table:style-name="Tabela24.A1" office:value-type="string">
            <text:p text:style-name="P26">Tipo</text:p>
          </table:table-cell>
          <table:table-cell table:style-name="Tabela24.A1" office:value-type="string">
            <text:p text:style-name="P26">Domínio</text:p>
          </table:table-cell>
          <table:table-cell table:style-name="Tabela24.E1" office:value-type="string">
            <text:p text:style-name="P26">Restrição</text:p>
          </table:table-cell>
        </table:table-row>
        <table:table-row>
          <table:table-cell table:style-name="Tabela24.A2" office:value-type="string">
            <text:p text:style-name="P9">C<text:span text:style-name="T21">odVenda</text:span></text:p>
          </table:table-cell>
          <table:table-cell table:style-name="Tabela24.A2" office:value-type="string">
            <text:p text:style-name="P9">Representa o código do produto</text:p>
          </table:table-cell>
          <table:table-cell table:style-name="Tabela24.A2" office:value-type="string">
            <text:p text:style-name="P16">SERIAL</text:p>
          </table:table-cell>
          <table:table-cell table:style-name="Tabela24.A2" office:value-type="string">
            <text:p text:style-name="P16">Números inteiros positivos</text:p>
          </table:table-cell>
          <table:table-cell table:style-name="Tabela24.A2" office:value-type="string">
            <text:p text:style-name="P9">Chave Primária</text:p>
            <text:p text:style-name="P19">Chave Substituta</text:p>
          </table:table-cell>
        </table:table-row>
        <table:table-row>
          <table:table-cell table:style-name="Tabela24.A3" office:value-type="string">
            <text:p text:style-name="P16">Data</text:p>
          </table:table-cell>
          <table:table-cell table:style-name="Tabela24.A3" office:value-type="string">
            <text:p text:style-name="P9">Representa<text:span text:style-name="T16"> </text:span><text:span text:style-name="T17">a data em que a venda aconteceu</text:span></text:p>
          </table:table-cell>
          <table:table-cell table:style-name="Tabela24.A3" office:value-type="string">
            <text:p text:style-name="P19">Date</text:p>
          </table:table-cell>
          <table:table-cell table:style-name="Tabela24.A3" office:value-type="string">
            <text:p text:style-name="P19">Date</text:p>
          </table:table-cell>
          <table:table-cell table:style-name="Tabela24.A3" office:value-type="string">
            <text:p text:style-name="P9">Não nulo</text:p>
          </table:table-cell>
        </table:table-row>
        <table:table-row>
          <table:table-cell table:style-name="Tabela24.A2" office:value-type="string">
            <text:p text:style-name="P16">Hora</text:p>
          </table:table-cell>
          <table:table-cell table:style-name="Tabela24.A2" office:value-type="string">
            <text:p text:style-name="P42">Representa <text:span text:style-name="T22">a hora em <text:s/>que a venda foi realizada</text:span></text:p>
          </table:table-cell>
          <table:table-cell table:style-name="Tabela24.A2" office:value-type="string">
            <text:p text:style-name="P46">TIMESTAMP</text:p>
          </table:table-cell>
          <table:table-cell table:style-name="Tabela24.A2" office:value-type="string">
            <text:p text:style-name="P45">TIMESTAMP</text:p>
          </table:table-cell>
          <table:table-cell table:style-name="Tabela24.A2" office:value-type="string">
            <text:p text:style-name="P38">-<text:span text:style-name="T21">Não nulo</text:span></text:p>
          </table:table-cell>
        </table:table-row>
        <table:table-row table:style-name="Tabela24.5">
          <table:table-cell table:style-name="Tabela24.A3" office:value-type="string">
            <text:p text:style-name="P16">Total</text:p>
          </table:table-cell>
          <table:table-cell table:style-name="Tabela24.A3" office:value-type="string">
            <text:p text:style-name="P38">Representa o <text:span text:style-name="T22">valor total da venda</text:span></text:p>
          </table:table-cell>
          <table:table-cell table:style-name="Tabela24.A3" office:value-type="string">
            <text:p text:style-name="P45">Real</text:p>
          </table:table-cell>
          <table:table-cell table:style-name="Tabela24.A3" office:value-type="string">
            <text:p text:style-name="P45">Números reais positivos</text:p>
          </table:table-cell>
          <table:table-cell table:style-name="Tabela24.A3" office:value-type="string">
            <text:p text:style-name="P38">Não nulo</text:p>
          </table:table-cell>
        </table:table-row>
        <table:table-row>
          <table:table-cell table:style-name="Tabela24.A2" office:value-type="string">
            <text:p text:style-name="P16">Funcionario</text:p>
          </table:table-cell>
          <table:table-cell table:style-name="Tabela24.A2" office:value-type="string">
            <text:p text:style-name="P38">Representa <text:span text:style-name="T22">o CPF do funcionário</text:span></text:p>
          </table:table-cell>
          <table:table-cell table:style-name="Tabela24.A2" office:value-type="string">
            <text:p text:style-name="P45">String(20)</text:p>
          </table:table-cell>
          <table:table-cell table:style-name="Tabela24.A2" office:value-type="string">
            <text:p text:style-name="P45">String(20)</text:p>
          </table:table-cell>
          <table:table-cell table:style-name="Tabela24.A2" office:value-type="string">
            <text:p text:style-name="P38">Não nulo</text:p>
            <text:p text:style-name="P45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6">Cliente</text:p>
          </table:table-cell>
          <table:table-cell table:style-name="Tabela24.A7" office:value-type="string">
            <text:p text:style-name="P45">Representa o CPF do cliente</text:p>
          </table:table-cell>
          <table:table-cell table:style-name="Tabela24.A7" office:value-type="string">
            <text:p text:style-name="P45">String(20)</text:p>
          </table:table-cell>
          <table:table-cell table:style-name="Tabela24.A7" office:value-type="string">
            <text:p text:style-name="P45">String(20)</text:p>
          </table:table-cell>
          <table:table-cell table:style-name="Tabela24.A7" office:value-type="string">
            <text:p text:style-name="P45">Não nulo</text:p>
            <text:p text:style-name="P45">Chave estrangeira que referencia CPFPessoa na tabela CLIENTE</text:p>
          </table:table-cell>
        </table:table-row>
      </table:table>
      <text:p text:style-name="P3"><text:span text:style-name="T1">Tabela1</text:span><text:span text:style-name="T2">2</text:span><text:span text:style-name="T1"> </text:span><text:span text:style-name="T8">– Entidade </text:span><text:span text:style-name="T9">VENDA</text:span></text:p>
      <text:p text:style-name="P35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7"><text:span text:style-name="T22">Entrada</text:span>: Entidade que armazena os dados de um produto.</text:p>
          </table:table-cell>
        </table:table-row>
      </table:table>
      <text:p text:style-name="P31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27">Atributo</text:p>
          </table:table-cell>
          <table:table-cell table:style-name="Tabela26.A1" office:value-type="string">
            <text:p text:style-name="P27">Descrição</text:p>
          </table:table-cell>
          <table:table-cell table:style-name="Tabela26.A1" office:value-type="string">
            <text:p text:style-name="P27">Tipo</text:p>
          </table:table-cell>
          <table:table-cell table:style-name="Tabela26.A1" office:value-type="string">
            <text:p text:style-name="P27">Domínio</text:p>
          </table:table-cell>
          <table:table-cell table:style-name="Tabela26.E1" office:value-type="string">
            <text:p text:style-name="P27">Restrição</text:p>
          </table:table-cell>
        </table:table-row>
        <table:table-row>
          <table:table-cell table:style-name="Tabela26.A2" office:value-type="string">
            <text:p text:style-name="P10">C<text:span text:style-name="T22">odEntrada</text:span></text:p>
          </table:table-cell>
          <table:table-cell table:style-name="Tabela26.A2" office:value-type="string">
            <text:p text:style-name="P10">Representa o código d<text:span text:style-name="T22">a entrada financeira lançada no sistema</text:span></text:p>
          </table:table-cell>
          <table:table-cell table:style-name="Tabela26.A2" office:value-type="string">
            <text:p text:style-name="P17">SERIAL</text:p>
          </table:table-cell>
          <table:table-cell table:style-name="Tabela26.A2" office:value-type="string">
            <text:p text:style-name="P17">Números inteiros positivos</text:p>
          </table:table-cell>
          <table:table-cell table:style-name="Tabela26.A2" office:value-type="string">
            <text:p text:style-name="P10">Chave Primária</text:p>
            <text:p text:style-name="P19">Chave Substituta</text:p>
          </table:table-cell>
        </table:table-row>
        <table:table-row>
          <table:table-cell table:style-name="Tabela26.A3" office:value-type="string">
            <text:p text:style-name="P19">CodVenda</text:p>
          </table:table-cell>
          <table:table-cell table:style-name="Tabela26.A3" office:value-type="string">
            <text:p text:style-name="P10">Representa o <text:span text:style-name="T22">código da venda que gerou entrada</text:span></text:p>
          </table:table-cell>
          <table:table-cell table:style-name="Tabela26.A3" office:value-type="string">
            <text:p text:style-name="P19">Int</text:p>
          </table:table-cell>
          <table:table-cell table:style-name="Tabela26.A3" office:value-type="string">
            <text:p text:style-name="P20">Números inteiros positivos</text:p>
          </table:table-cell>
          <table:table-cell table:style-name="Tabela26.A3" office:value-type="string">
            <text:p text:style-name="P10">Não nulo</text:p>
            <text:p text:style-name="P20">Chave estrangeira referenciando CodVenda na tabela VENDA</text:p>
          </table:table-cell>
        </table:table-row>
        <table:table-row>
          <table:table-cell table:style-name="Tabela26.A2" office:value-type="string">
            <text:p text:style-name="P19">Valor</text:p>
          </table:table-cell>
          <table:table-cell table:style-name="Tabela26.A2" office:value-type="string">
            <text:p text:style-name="P43">Representa o <text:span text:style-name="T23">valor total da entrada</text:span></text:p>
          </table:table-cell>
          <table:table-cell table:style-name="Tabela26.A2" office:value-type="string">
            <text:p text:style-name="P47">Real</text:p>
          </table:table-cell>
          <table:table-cell table:style-name="Tabela26.A2" office:value-type="string">
            <text:p text:style-name="P47">Números inteiros reais</text:p>
          </table:table-cell>
          <table:table-cell table:style-name="Tabela26.A2" office:value-type="string">
            <text:p text:style-name="P39">-<text:span text:style-name="T21">Não nulo</text:span></text:p>
          </table:table-cell>
        </table:table-row>
        <table:table-row table:style-name="Tabela26.5">
          <table:table-cell table:style-name="Tabela26.A3" office:value-type="string">
            <text:p text:style-name="P19">Data</text:p>
          </table:table-cell>
          <table:table-cell table:style-name="Tabela26.A3" office:value-type="string">
            <text:p text:style-name="P39">Representa <text:span text:style-name="T23">a data em que a entrada foi lançada no sistema</text:span></text:p>
          </table:table-cell>
          <table:table-cell table:style-name="Tabela26.A3" office:value-type="string">
            <text:p text:style-name="P47">Date</text:p>
          </table:table-cell>
          <table:table-cell table:style-name="Tabela26.A3" office:value-type="string">
            <text:p text:style-name="P47">Date</text:p>
          </table:table-cell>
          <table:table-cell table:style-name="Tabela26.A3" office:value-type="string">
            <text:p text:style-name="P39">Não nulo</text:p>
          </table:table-cell>
        </table:table-row>
      </table:table>
      <text:p text:style-name="P4"><text:soft-page-break/><text:span text:style-name="T1">Tabela1</text:span><text:span text:style-name="T3">3</text:span><text:span text:style-name="T1"> </text:span><text:span text:style-name="T8">– Entidade </text:span><text:span text:style-name="T9">ENTRADA</text:span></text:p>
      <text:p text:style-name="P36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8"><text:span text:style-name="T23">CartaoCredito</text:span>: Entidade que armazena os dados de um produto.</text:p>
          </table:table-cell>
        </table:table-row>
      </table:table>
      <text:p text:style-name="P32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28">Atributo</text:p>
          </table:table-cell>
          <table:table-cell table:style-name="Tabela28.A1" office:value-type="string">
            <text:p text:style-name="P28">Descrição</text:p>
          </table:table-cell>
          <table:table-cell table:style-name="Tabela28.A1" office:value-type="string">
            <text:p text:style-name="P28">Tipo</text:p>
          </table:table-cell>
          <table:table-cell table:style-name="Tabela28.A1" office:value-type="string">
            <text:p text:style-name="P28">Domínio</text:p>
          </table:table-cell>
          <table:table-cell table:style-name="Tabela28.E1" office:value-type="string">
            <text:p text:style-name="P28">Restrição</text:p>
          </table:table-cell>
        </table:table-row>
        <table:table-row>
          <table:table-cell table:style-name="Tabela28.A2" office:value-type="string">
            <text:p text:style-name="P20">Numero</text:p>
          </table:table-cell>
          <table:table-cell table:style-name="Tabela28.A2" office:value-type="string">
            <text:p text:style-name="P11">Representa o <text:span text:style-name="T24">número do cartão</text:span></text:p>
          </table:table-cell>
          <table:table-cell table:style-name="Tabela28.A2" office:value-type="string">
            <text:p text:style-name="P21">Int</text:p>
          </table:table-cell>
          <table:table-cell table:style-name="Tabela28.A2" office:value-type="string">
            <text:p text:style-name="P18">Números inteiros positivos</text:p>
          </table:table-cell>
          <table:table-cell table:style-name="Tabela28.A2" office:value-type="string">
            <text:p text:style-name="P11">Chave Primária</text:p>
          </table:table-cell>
        </table:table-row>
        <table:table-row>
          <table:table-cell table:style-name="Tabela28.A3" office:value-type="string">
            <text:p text:style-name="P20">Bandeira</text:p>
          </table:table-cell>
          <table:table-cell table:style-name="Tabela28.A3" office:value-type="string">
            <text:p text:style-name="P11">Representa o <text:span text:style-name="T18">número da bandeira do cartão usado</text:span></text:p>
          </table:table-cell>
          <table:table-cell table:style-name="Tabela28.A3" office:value-type="string">
            <text:p text:style-name="P20">Int</text:p>
          </table:table-cell>
          <table:table-cell table:style-name="Tabela28.A3" office:value-type="string">
            <text:p text:style-name="P20">Números inteiros positivos</text:p>
          </table:table-cell>
          <table:table-cell table:style-name="Tabela28.A3" office:value-type="string">
            <text:p text:style-name="P11">Não nulo</text:p>
          </table:table-cell>
        </table:table-row>
      </table:table>
      <text:p text:style-name="P5"><text:span text:style-name="T1">Tabela1</text:span><text:span text:style-name="T4">4</text:span><text:span text:style-name="T1"> </text:span><text:span text:style-name="T8">– Entidade </text:span><text:span text:style-name="T10">CARTAOCREDITO</text:span></text:p>
      <text:p text:style-name="P36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8"><text:span text:style-name="T23">VendaCartao</text:span>: Entidade que armazena os dados de um produto.</text:p>
          </table:table-cell>
        </table:table-row>
      </table:table>
      <text:p text:style-name="P32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28">Atributo</text:p>
          </table:table-cell>
          <table:table-cell table:style-name="Tabela30.A1" office:value-type="string">
            <text:p text:style-name="P28">Descrição</text:p>
          </table:table-cell>
          <table:table-cell table:style-name="Tabela30.A1" office:value-type="string">
            <text:p text:style-name="P28">Tipo</text:p>
          </table:table-cell>
          <table:table-cell table:style-name="Tabela30.A1" office:value-type="string">
            <text:p text:style-name="P28">Domínio</text:p>
          </table:table-cell>
          <table:table-cell table:style-name="Tabela30.E1" office:value-type="string">
            <text:p text:style-name="P28">Restrição</text:p>
          </table:table-cell>
        </table:table-row>
        <table:table-row>
          <table:table-cell table:style-name="Tabela30.A2" office:value-type="string">
            <text:p text:style-name="P20">NumCartao</text:p>
          </table:table-cell>
          <table:table-cell table:style-name="Tabela30.A2" office:value-type="string">
            <text:p text:style-name="P11">Representa o código do produto</text:p>
          </table:table-cell>
          <table:table-cell table:style-name="Tabela30.A2" office:value-type="string">
            <text:p text:style-name="P21">String(20)</text:p>
          </table:table-cell>
          <table:table-cell table:style-name="Tabela30.A2" office:value-type="string">
            <text:p text:style-name="P21">String(20)</text:p>
          </table:table-cell>
          <table:table-cell table:style-name="Tabela30.A2" office:value-type="string">
            <text:p text:style-name="P11">Chave Primária</text:p>
          </table:table-cell>
        </table:table-row>
        <table:table-row>
          <table:table-cell table:style-name="Tabela30.A3" office:value-type="string">
            <text:p text:style-name="P20">CodVenda</text:p>
          </table:table-cell>
          <table:table-cell table:style-name="Tabela30.A3" office:value-type="string">
            <text:p text:style-name="P11">Representa o <text:span text:style-name="T19">código da venda realizada com cartão</text:span></text:p>
          </table:table-cell>
          <table:table-cell table:style-name="Tabela30.A3" office:value-type="string">
            <text:p text:style-name="P21">Int</text:p>
          </table:table-cell>
          <table:table-cell table:style-name="Tabela30.A3" office:value-type="string">
            <text:p text:style-name="P21">Números inteiros positivos</text:p>
          </table:table-cell>
          <table:table-cell table:style-name="Tabela30.A3" office:value-type="string">
            <text:p text:style-name="P11">Não nulo</text:p>
            <text:p text:style-name="P21">Chave estrangeira referenciando CodVenda na tabela VENDA</text:p>
          </table:table-cell>
        </table:table-row>
        <table:table-row>
          <table:table-cell table:style-name="Tabela30.A2" office:value-type="string">
            <text:p text:style-name="P20">NumParcelas</text:p>
          </table:table-cell>
          <table:table-cell table:style-name="Tabela30.A2" office:value-type="string">
            <text:p text:style-name="P48">Representa o <text:span text:style-name="T24">número de parcelas</text:span></text:p>
          </table:table-cell>
          <table:table-cell table:style-name="Tabela30.A2" office:value-type="string">
            <text:p text:style-name="P48">Int</text:p>
          </table:table-cell>
          <table:table-cell table:style-name="Tabela30.A2" office:value-type="string">
            <text:p text:style-name="P48">Números inteiros positivos</text:p>
          </table:table-cell>
          <table:table-cell table:style-name="Tabela30.A2" office:value-type="string">
            <text:p text:style-name="P44">Não nulo</text:p>
          </table:table-cell>
        </table:table-row>
      </table:table>
      <text:p text:style-name="P5"><text:span text:style-name="T1">Tabela1</text:span><text:span text:style-name="T4">5</text:span><text:span text:style-name="T1"> </text:span><text:span text:style-name="T8">– Entidade </text:span><text:span text:style-name="T10">VENDACARTAO</text:span></text:p>
      <text:p text:style-name="P49"/>
      <text:p text:style-name="P50"/>
      <text:p text:style-name="P1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0:32:20.932519827</dc:date>
    <meta:editing-duration>PT22M35S</meta:editing-duration>
    <meta:editing-cycles>5</meta:editing-cycles>
    <meta:generator>LibreOffice/5.1.6.2$Linux_X86_64 LibreOffice_project/10m0$Build-2</meta:generator>
    <meta:document-statistic meta:table-count="30" meta:image-count="0" meta:object-count="0" meta:page-count="7" meta:paragraph-count="437" meta:word-count="1284" meta:character-count="8813" meta:non-whitespace-character-count="7946"/>
  </office:meta>
</office:document-meta>
</file>